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iri" svg:font-family="Amiri" style:font-pitch="variable"/>
    <style:font-face style:name="Amiri Quran" svg:font-family="'Amiri Quran'"/>
    <style:font-face style:name="Amiri Quran1" svg:font-family="'Amiri Quran'" style:font-pitch="variable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139355" style:font-name-complex="Amiri" style:font-size-complex="72pt"/>
    </style:style>
    <style:style style:name="T1" style:family="text">
      <style:text-properties fo:font-variant="normal" fo:text-transform="none" fo:color="#008000" loext:opacity="100%" fo:letter-spacing="normal" officeooo:rsid="00033838" style:font-name-complex="Amiri Quran" style:font-style-complex="normal" style:font-weight-complex="normal"/>
    </style:style>
    <style:style style:name="T2" style:family="text">
      <style:text-properties fo:font-variant="normal" fo:text-transform="none" fo:color="#008000" loext:opacity="100%" fo:letter-spacing="normal" officeooo:rsid="00033838" style:font-style-complex="normal" style:font-weight-complex="normal"/>
    </style:style>
    <style:style style:name="T3" style:family="text">
      <style:text-properties fo:font-variant="normal" fo:text-transform="none" fo:color="#ffd700" loext:opacity="100%" fo:letter-spacing="normal" officeooo:rsid="00033838" style:font-name-complex="Amiri Quran" style:font-style-complex="normal" style:font-weight-complex="normal"/>
    </style:style>
    <style:style style:name="T4" style:family="text">
      <style:text-properties fo:font-variant="normal" fo:text-transform="none" fo:color="#ffd700" loext:opacity="100%" fo:letter-spacing="normal" officeooo:rsid="00033838" style:font-style-complex="normal" style:font-weight-complex="normal"/>
    </style:style>
    <style:style style:name="T5" style:family="text">
      <style:text-properties fo:font-variant="normal" fo:text-transform="none" fo:color="#ffa500" loext:opacity="100%" fo:letter-spacing="normal" officeooo:rsid="00033838" style:font-name-complex="Amiri Quran" style:font-style-complex="normal" style:font-weight-complex="normal"/>
    </style:style>
    <style:style style:name="T6" style:family="text">
      <style:text-properties fo:font-variant="normal" fo:text-transform="none" fo:color="#ffa500" loext:opacity="100%" fo:letter-spacing="normal" officeooo:rsid="00033838" style:font-style-complex="normal" style:font-weight-complex="normal"/>
    </style:style>
    <style:style style:name="T7" style:family="text">
      <style:text-properties fo:font-variant="normal" fo:text-transform="none" fo:color="#800080" loext:opacity="100%" fo:letter-spacing="normal" officeooo:rsid="00033838" style:font-name-complex="Amiri Quran" style:font-style-complex="normal" style:font-weight-complex="normal"/>
    </style:style>
    <style:style style:name="T8" style:family="text">
      <style:text-properties fo:font-variant="normal" fo:text-transform="none" fo:color="#add8e6" loext:opacity="100%" fo:letter-spacing="normal" officeooo:rsid="00033838" style:font-name-complex="Amiri Quran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ٱ</text:span><text:span text:style-name="T4">ل</text:span><text:span text:style-name="T6">ل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iri" svg:font-family="Amiri" style:font-pitch="variable"/>
    <style:font-face style:name="Amiri Quran" svg:font-family="'Amiri Quran'"/>
    <style:font-face style:name="Amiri Quran1" svg:font-family="'Amiri Quran'" style:font-pitch="variable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aramond" fo:font-size="12pt" fo:language="en" fo:country="US" style:letter-kerning="true" style:font-name-asian="Noto Serif CJK SC" style:font-size-asian="10.5pt" style:language-asian="zh" style:country-asian="CN" style:font-name-complex="Times New Roman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Garamond" fo:font-size="12pt" fo:language="en" fo:country="US" style:letter-kerning="true" style:font-name-asian="Noto Serif CJK SC" style:font-size-asian="10.5pt" style:language-asian="zh" style:country-asian="CN" style:font-name-complex="Times New Roman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Tahoma" style:font-family-complex="Tahoma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14:47:43.411725728</meta:creation-date>
    <dc:date>2022-05-06T03:37:57.828440159</dc:date>
    <meta:editing-duration>PT44M48S</meta:editing-duration>
    <meta:editing-cycles>15</meta:editing-cycles>
    <meta:generator>LibreOffice/7.3.0.3$Linux_X86_64 LibreOffice_project/0f246aa12d0eee4a0f7adcefbf7c878fc2238db3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